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02013.158888087" calcext:value-type="float">
            <text:p><text:s/>802,013 <text:s/></text:p>
          </table:table-cell>
          <table:table-cell table:style-name="ce49" office:value-type="float" office:value="15457.6049305078" calcext:value-type="float">
            <text:p><text:s/>15,458 <text:s/></text:p>
          </table:table-cell>
          <table:table-cell table:style-name="ce49" office:value-type="float" office:value="1210029.39506827" calcext:value-type="float">
            <text:p><text:s/>1,210,029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1842342.0877778" calcext:value-type="float">
            <text:p><text:s/>11,842,342 <text:s/></text:p>
          </table:table-cell>
          <table:table-cell table:style-name="ce50" office:value-type="float" office:value="4686572" calcext:value-type="float">
            <text:p><text:s/>4,686,572 <text:s/></text:p>
          </table:table-cell>
          <table:table-cell table:style-name="ce50" office:value-type="float" office:value="12767580" calcext:value-type="float">
            <text:p><text:s/>12,767,5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09" calcext:value-type="float">
            <text:p><text:s/>6,5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661.33333333333" calcext:value-type="float">
            <text:p><text:s/>1,6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136" calcext:value-type="float">
            <text:p><text:s/>2,1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37935.2013992" calcext:value-type="float">
            <text:p><text:s/>1,237,935 <text:s/></text:p>
          </table:table-cell>
          <table:table-cell table:style-name="ce50" office:value-type="float" office:value="373620.604930508" calcext:value-type="float">
            <text:p><text:s/>373,621 <text:s/></text:p>
          </table:table-cell>
          <table:table-cell table:style-name="ce50" office:value-type="float" office:value="1337303.39506827" calcext:value-type="float">
            <text:p><text:s/>1,337,3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986.4518" calcext:value-type="float">
            <text:p><text:s/>114,9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404758.7119333" calcext:value-type="float">
            <text:p><text:s/>11,404,759 <text:s/></text:p>
          </table:table-cell>
          <table:table-cell table:style-name="ce51" office:value-type="float" office:value="4328409" calcext:value-type="float">
            <text:p><text:s/>4,328,409 <text:s/></text:p>
          </table:table-cell>
          <table:table-cell table:style-name="ce51" office:value-type="float" office:value="12640306" calcext:value-type="float">
            <text:p><text:s/>12,640,30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110613.4518" calcext:value-type="float">
            <text:p><text:s/>-110,61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.000000000018473" calcext:value-type="float">
            <text:p><text:s/>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091890.2319044" calcext:value-type="float">
            <text:p><text:s/>11,091,890 <text:s/></text:p>
          </table:table-cell>
          <table:table-cell table:style-name="ce50" office:value-type="float" office:value="4328409" calcext:value-type="float">
            <text:p><text:s/>4,328,409 <text:s/></text:p>
          </table:table-cell>
          <table:table-cell table:style-name="ce50" office:value-type="float" office:value="8304699" calcext:value-type="float">
            <text:p><text:s/>8,304,6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28789.2198" calcext:value-type="float">
            <text:p><text:s/>2,628,7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296607.18444444" calcext:value-type="float">
            <text:p><text:s/>3,296,607 <text:s/></text:p>
          </table:table-cell>
          <table:table-cell table:style-name="ce50" office:value-type="float" office:value="4328409" calcext:value-type="float">
            <text:p><text:s/>4,328,4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342" calcext:value-type="float">
            <text:p><text:s/>11,3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096523.12428889" calcext:value-type="float">
            <text:p><text:s/>2,096,5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026" calcext:value-type="float">
            <text:p><text:s/>80,0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17447.2198" calcext:value-type="float">
            <text:p><text:s/>2,617,44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225103.10666667" calcext:value-type="float">
            <text:p><text:s/>5,225,1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224673" calcext:value-type="float">
            <text:p><text:s/>8,224,6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73656.816504433" calcext:value-type="float">
            <text:p><text:s/>473,657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97929.38722222" calcext:value-type="float">
            <text:p><text:s/>4,097,9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252917" calcext:value-type="float">
            <text:p><text:s/>3,252,9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97929.38722222" calcext:value-type="float">
            <text:p><text:s/>4,097,9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252917" calcext:value-type="float">
            <text:p><text:s/>3,252,9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00254.838333333" calcext:value-type="float">
            <text:p><text:s/>600,2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58" calcext:value-type="float">
            <text:p><text:s/>4,3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50" calcext:value-type="float">
            <text:p><text:s/>4,4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340.95666666667" calcext:value-type="float">
            <text:p><text:s/>1,3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9" calcext:value-type="float">
            <text:p><text:s/>2,0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5468.773333333" calcext:value-type="float">
            <text:p><text:s/>315,4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09" calcext:value-type="float">
            <text:p><text:s/>2,3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50" calcext:value-type="float">
            <text:p><text:s/>4,4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83445.108333333" calcext:value-type="float">
            <text:p><text:s/>283,44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3141.5437111111" calcext:value-type="float">
            <text:p><text:s/>33,14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12.5482" calcext:value-type="float">
            <text:p><text:s/>2,11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777401.48520668" calcext:value-type="float">
            <text:p><text:s/>3,777,4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331249" calcext:value-type="float">
            <text:p><text:s/>4,331,24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506951.7802" calcext:value-type="float">
            <text:p><text:s/>506,95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777401.48520668" calcext:value-type="float">
            <text:p><text:s/>3,777,4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331249" calcext:value-type="float">
            <text:p><text:s/>4,331,24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506951.7802" calcext:value-type="float">
            <text:p><text:s/>506,95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756132.69520668" calcext:value-type="float">
            <text:p><text:s/>3,756,1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98750" calcext:value-type="float">
            <text:p><text:s/>4,298,7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6951.7802" calcext:value-type="float">
            <text:p><text:s/>506,9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7991.42111111111" calcext:value-type="float">
            <text:p><text:s/>7,9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11" calcext:value-type="float">
            <text:p><text:s/>12,2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523.52" calcext:value-type="float">
            <text:p><text:s/>4,5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12" calcext:value-type="float">
            <text:p><text:s/>6,9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9946.5333333333" calcext:value-type="float">
            <text:p><text:s/>29,9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503" calcext:value-type="float">
            <text:p><text:s/>44,5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79.972222222222" calcext:value-type="float">
            <text:p><text:s/>1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" calcext:value-type="float">
            <text:p><text:s/>2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82910.382222222" calcext:value-type="float">
            <text:p><text:s/>182,9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1784" calcext:value-type="float">
            <text:p><text:s/>271,7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831013.61" calcext:value-type="float">
            <text:p><text:s/>831,0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32562" calcext:value-type="float">
            <text:p><text:s/>1,232,5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99518.7911111111" calcext:value-type="float">
            <text:p><text:s/>99,5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314" calcext:value-type="float">
            <text:p><text:s/>147,3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6407.04" calcext:value-type="float">
            <text:p>( 36,40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3892" calcext:value-type="float">
            <text:p>( 53,89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3111.7511111111" calcext:value-type="float">
            <text:p>( 63,11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3422" calcext:value-type="float">
            <text:p>( 93,42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03134.581111111" calcext:value-type="float">
            <text:p><text:s/>403,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7861" calcext:value-type="float">
            <text:p><text:s/>597,8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15935.61" calcext:value-type="float">
            <text:p><text:s/>315,9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8402" calcext:value-type="float">
            <text:p><text:s/>468,4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424.6277777778" calcext:value-type="float">
            <text:p><text:s/>12,425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985" calcext:value-type="float">
            <text:p><text:s/>18,98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810.19333333333" calcext:value-type="float">
            <text:p><text:s/>1,8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6" calcext:value-type="float">
            <text:p><text:s/>2,7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16104.57777778" calcext:value-type="float">
            <text:p><text:s/>1,816,1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80491" calcext:value-type="float">
            <text:p><text:s/>2,680,4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060" calcext:value-type="float">
            <text:p><text:s/>17,0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16442.08111111" calcext:value-type="float">
            <text:p><text:s/>1,516,4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53181" calcext:value-type="float">
            <text:p><text:s/>2,253,1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99662.496666667" calcext:value-type="float">
            <text:p><text:s/>299,6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7310" calcext:value-type="float">
            <text:p><text:s/>427,3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060" calcext:value-type="float">
            <text:p><text:s/>17,0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71383.630762233" calcext:value-type="float">
            <text:p><text:s/>871,3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125" calcext:value-type="float">
            <text:p><text:s/>47,1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6781.7802" calcext:value-type="float">
            <text:p><text:s/>476,7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58479.519651122" calcext:value-type="float">
            <text:p><text:s/>858,4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125" calcext:value-type="float">
            <text:p><text:s/>47,1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0190.7802" calcext:value-type="float">
            <text:p><text:s/>460,1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2904.1111111111" calcext:value-type="float">
            <text:p><text:s/>12,9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6591" calcext:value-type="float">
            <text:p><text:s/>16,5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9466.96555555556" calcext:value-type="float">
            <text:p><text:s/>9,467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21" calcext:value-type="float">
            <text:p><text:s/>12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2070" calcext:value-type="float">
            <text:p><text:s/>12,070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801.888888888889" calcext:value-type="float">
            <text:p><text:s/>8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31" calcext:value-type="float">
            <text:p><text:s/>1,0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.58111111111111" calcext:value-type="float">
            <text:p><text:s/>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4.58111111111111" calcext:value-type="float">
            <text:p><text:s/>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1129.3933333333" calcext:value-type="float">
            <text:p><text:s/>21,1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286" calcext:value-type="float">
            <text:p><text:s/>32,2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34.815555555556" calcext:value-type="float">
            <text:p><text:s/>1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6" calcext:value-type="float">
            <text:p><text:s/>2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0994.5777777778" calcext:value-type="float">
            <text:p><text:s/>20,99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080" calcext:value-type="float">
            <text:p><text:s/>32,08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34.815555555556" calcext:value-type="float">
            <text:p><text:s/>13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06" calcext:value-type="float">
            <text:p><text:s/>20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2317529.603" calcext:value-type="float">
            <text:p><text:s/>22,317,53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317529.603" calcext:value-type="float">
            <text:p><text:s/>22,317,53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2317529.603" calcext:value-type="float">
            <text:p><text:s/>22,317,53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317529.603" calcext:value-type="float">
            <text:p><text:s/>22,317,53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39816" calcext:value-type="float">
            <text:p><text:s/>139,816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199763.9622222" calcext:value-type="float">
            <text:p><text:s/>27,199,764 <text:s/></text:p>
          </table:table-cell>
          <table:table-cell table:style-name="ce50" office:value-type="float" office:value="21334130" calcext:value-type="float">
            <text:p><text:s/>21,334,1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4496.41" calcext:value-type="float">
            <text:p><text:s/>1,484,4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8387.90310231" calcext:value-type="float">
            <text:p><text:s/>1,098,3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7511.33333333" calcext:value-type="float">
            <text:p><text:s/>1,307,5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1645.866666667" calcext:value-type="float">
            <text:p><text:s/>481,6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677.8771989513" calcext:value-type="float">
            <text:p><text:s/>78,678 <text:s/></text:p>
          </table:table-cell>
          <table:table-cell table:style-name="ce50" office:value-type="float" office:value="346640" calcext:value-type="float">
            <text:p><text:s/>346,6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11.73999999999" calcext:value-type="float">
            <text:p><text:s/>6,41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373356.981921" calcext:value-type="float">
            <text:p><text:s/>24,373,357 <text:s/></text:p>
          </table:table-cell>
          <table:table-cell table:style-name="ce51" office:value-type="float" office:value="21127306" calcext:value-type="float">
            <text:p><text:s/>21,127,30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78084.67" calcext:value-type="float">
            <text:p><text:s/>1,478,0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3304.99473504" calcext:value-type="float">
            <text:p><text:s/>3,223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060.378" calcext:value-type="float">
            <text:p><text:s/>9,0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3288.7232" calcext:value-type="float">
            <text:p><text:s/>403,289 <text:s/></text:p>
          </table:table-cell>
          <table:table-cell table:style-name="ce50" office:value-type="float" office:value="2774062.858" calcext:value-type="float">
            <text:p><text:s/>2,774,063 <text:s/></text:p>
          </table:table-cell>
          <table:table-cell table:style-name="ce50" office:value-type="float" office:value="221322.5631" calcext:value-type="float">
            <text:p><text:s/>221,323 <text:s/></text:p>
          </table:table-cell>
          <table:table-cell table:style-name="ce50" office:value-type="float" office:value="25109411.5111111" calcext:value-type="float">
            <text:p><text:s/>25,109,412 <text:s/></text:p>
          </table:table-cell>
          <table:table-cell table:style-name="ce50" office:value-type="float" office:value="21127306" calcext:value-type="float">
            <text:p><text:s/>21,127,3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143159.6888889" calcext:value-type="float">
            <text:p><text:s/>21,143,160 <text:s/></text:p>
          </table:table-cell>
          <table:table-cell table:style-name="ce50" office:value-type="float" office:value="21127306" calcext:value-type="float">
            <text:p><text:s/>21,127,3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66251.82222222" calcext:value-type="float">
            <text:p><text:s/>3,966,25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03288.7232" calcext:value-type="float">
            <text:p><text:s/>403,289 <text:s/></text:p>
          </table:table-cell>
          <table:table-cell table:style-name="ce51" office:value-type="float" office:value="2774062.858" calcext:value-type="float">
            <text:p><text:s/>2,774,063 <text:s/></text:p>
          </table:table-cell>
          <table:table-cell table:style-name="ce51" office:value-type="float" office:value="221322.5631" calcext:value-type="float">
            <text:p><text:s/>221,32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26167" calcext:value-type="float">
            <text:p><text:s/>1,426,167 <text:s/></text:p>
          </table:table-cell>
          <table:table-cell table:style-name="ce50" office:value-type="float" office:value="9203040" calcext:value-type="float">
            <text:p><text:s/>9,203,040 <text:s/></text:p>
          </table:table-cell>
          <table:table-cell table:style-name="ce50" office:value-type="float" office:value="519145" calcext:value-type="float">
            <text:p><text:s/>519,145 <text:s/></text:p>
          </table:table-cell>
          <table:table-cell table:style-name="ce50" office:value-type="float" office:value="24784631.4992233" calcext:value-type="float">
            <text:p><text:s/>24,784,6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0090" calcext:value-type="float">
            <text:p><text:s/>1,060,090 <text:s/></text:p>
          </table:table-cell>
          <table:table-cell table:style-name="ce50" office:value-type="float" office:value="817057.494" calcext:value-type="float">
            <text:p><text:s/>817,05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426167" calcext:value-type="float">
            <text:p><text:s/>1,426,167 <text:s/></text:p>
          </table:table-cell>
          <table:table-cell table:style-name="ce50" office:value-type="float" office:value="9203040" calcext:value-type="float">
            <text:p><text:s/>9,203,040 <text:s/></text:p>
          </table:table-cell>
          <table:table-cell table:style-name="ce50" office:value-type="float" office:value="519145" calcext:value-type="float">
            <text:p><text:s/>519,145 <text:s/></text:p>
          </table:table-cell>
          <table:table-cell table:style-name="ce50" office:value-type="float" office:value="22058060.9693753" calcext:value-type="float">
            <text:p><text:s/>22,058,0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0090" calcext:value-type="float">
            <text:p><text:s/>1,060,090 <text:s/></text:p>
          </table:table-cell>
          <table:table-cell table:style-name="ce50" office:value-type="float" office:value="681453.297228" calcext:value-type="float">
            <text:p><text:s/>681,45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726570.529848" calcext:value-type="float">
            <text:p><text:s/>2,726,57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35604.196772" calcext:value-type="float">
            <text:p><text:s/>135,6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97761" calcext:value-type="float">
            <text:p><text:s/>397,761 <text:s/></text:p>
          </table:table-cell>
          <table:table-cell table:style-name="ce50" office:value-type="float" office:value="4381562" calcext:value-type="float">
            <text:p><text:s/>4,381,562 <text:s/></text:p>
          </table:table-cell>
          <table:table-cell table:style-name="ce50" office:value-type="float" office:value="144679" calcext:value-type="float">
            <text:p><text:s/>144,679 <text:s/></text:p>
          </table:table-cell>
          <table:table-cell table:style-name="ce50" office:value-type="float" office:value="2074308.69822222" calcext:value-type="float">
            <text:p><text:s/>2,074,3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0090" calcext:value-type="float">
            <text:p><text:s/>1,060,090 <text:s/></text:p>
          </table:table-cell>
          <table:table-cell table:style-name="ce50" office:value-type="float" office:value="31565.764" calcext:value-type="float">
            <text:p><text:s/>31,5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8.133333333333" calcext:value-type="float">
            <text:p><text:s/>28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60829" calcext:value-type="float">
            <text:p><text:s/>260,829 <text:s/></text:p>
          </table:table-cell>
          <table:table-cell table:style-name="ce50" office:value-type="float" office:value="1838587" calcext:value-type="float">
            <text:p><text:s/>1,838,587 <text:s/></text:p>
          </table:table-cell>
          <table:table-cell table:style-name="ce50" office:value-type="float" office:value="144679" calcext:value-type="float">
            <text:p><text:s/>144,679 <text:s/></text:p>
          </table:table-cell>
          <table:table-cell table:style-name="ce50" office:value-type="float" office:value="9566.31111111111" calcext:value-type="float">
            <text:p><text:s/>9,5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36932" calcext:value-type="float">
            <text:p><text:s/>136,932 <text:s/></text:p>
          </table:table-cell>
          <table:table-cell table:style-name="ce50" office:value-type="float" office:value="2542975" calcext:value-type="float">
            <text:p><text:s/>2,542,9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0.866666666666667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7967.04266667" calcext:value-type="float">
            <text:p><text:s/>2,057,9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0090" calcext:value-type="float">
            <text:p><text:s/>1,060,090 <text:s/></text:p>
          </table:table-cell>
          <table:table-cell table:style-name="ce50" office:value-type="float" office:value="31565.764" calcext:value-type="float">
            <text:p><text:s/>31,56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6.41111111111" calcext:value-type="float">
            <text:p><text:s/>6,0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49.933333333333" calcext:value-type="float">
            <text:p><text:s/>45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7792" calcext:value-type="float">
            <text:p><text:s/>7,792 <text:s/></text:p>
          </table:table-cell>
          <table:table-cell table:style-name="ce52" office:value-type="float" office:value="270663" calcext:value-type="float">
            <text:p><text:s/>270,663 <text:s/></text:p>
          </table:table-cell>
          <table:table-cell table:style-name="ce52" office:value-type="float" office:value="21645" calcext:value-type="float">
            <text:p><text:s/>21,64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17325.2768" calcext:value-type="float">
            <text:p><text:s/>617,325 <text:s/></text:p>
          </table:table-cell>
          <table:table-cell table:style-name="ce52" office:value-type="float" office:value="1776752.142" calcext:value-type="float">
            <text:p><text:s/>1,776,752 <text:s/></text:p>
          </table:table-cell>
          <table:table-cell table:style-name="ce52" office:value-type="float" office:value="131498.4369" calcext:value-type="float">
            <text:p><text:s/>131,498 <text:s/></text:p>
          </table:table-cell>
          <table:table-cell table:style-name="ce52" office:value-type="float" office:value="18750963.2770759" calcext:value-type="float">
            <text:p><text:s/>18,750,96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254516.022" calcext:value-type="float">
            <text:p><text:s/>2,254,51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17325.2768" calcext:value-type="float">
            <text:p><text:s/>617,325 <text:s/></text:p>
          </table:table-cell>
          <table:table-cell table:style-name="ce52" office:value-type="float" office:value="1776752.142" calcext:value-type="float">
            <text:p><text:s/>1,776,752 <text:s/></text:p>
          </table:table-cell>
          <table:table-cell table:style-name="ce52" office:value-type="float" office:value="131498.4369" calcext:value-type="float">
            <text:p><text:s/>131,498 <text:s/></text:p>
          </table:table-cell>
          <table:table-cell table:style-name="ce52" office:value-type="float" office:value="14537591.4702222" calcext:value-type="float">
            <text:p><text:s/>14,537,59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254516.022" calcext:value-type="float">
            <text:p><text:s/>2,254,5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17325.2768" calcext:value-type="float">
            <text:p><text:s/>617,325 <text:s/></text:p>
          </table:table-cell>
          <table:table-cell table:style-name="ce50" office:value-type="float" office:value="1776752.142" calcext:value-type="float">
            <text:p><text:s/>1,776,752 <text:s/></text:p>
          </table:table-cell>
          <table:table-cell table:style-name="ce50" office:value-type="float" office:value="131498.4369" calcext:value-type="float">
            <text:p><text:s/>131,498 <text:s/></text:p>
          </table:table-cell>
          <table:table-cell table:style-name="ce50" office:value-type="float" office:value="5222449.49377778" calcext:value-type="float">
            <text:p><text:s/>5,222,4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2542.224" calcext:value-type="float">
            <text:p><text:s/>442,5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23.4333333333" calcext:value-type="float">
            <text:p><text:s/>48,0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1941.599111111" calcext:value-type="float">
            <text:p><text:s/>481,9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210.082" calcext:value-type="float">
            <text:p><text:s/>7,2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4319.267111111" calcext:value-type="float">
            <text:p><text:s/>934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34.734" calcext:value-type="float">
            <text:p><text:s/>5,0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97.7066666667" calcext:value-type="float">
            <text:p><text:s/>25,6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.51" calcext:value-type="float">
            <text:p><text:s/>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64.3124444444" calcext:value-type="float">
            <text:p><text:s/>11,3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07.352" calcext:value-type="float">
            <text:p><text:s/>1,3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6218.884" calcext:value-type="float">
            <text:p><text:s/>486,2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95.026" calcext:value-type="float">
            <text:p><text:s/>2,3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50.97733333333" calcext:value-type="float">
            <text:p><text:s/>5,1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52.466" calcext:value-type="float">
            <text:p><text:s/>4,2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6362.592" calcext:value-type="float">
            <text:p><text:s/>1,096,3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2.388" calcext:value-type="float">
            <text:p><text:s/>1,5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6362.592" calcext:value-type="float">
            <text:p><text:s/>1,096,3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2.388" calcext:value-type="float">
            <text:p><text:s/>1,5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96362.592" calcext:value-type="float">
            <text:p>( 1,096,36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532.388" calcext:value-type="float">
            <text:p>( 1,53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630.4528888889" calcext:value-type="float">
            <text:p><text:s/>99,6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31.146" calcext:value-type="float">
            <text:p><text:s/>4,9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344.271555556" calcext:value-type="float">
            <text:p><text:s/>112,3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80.824" calcext:value-type="float">
            <text:p><text:s/>14,08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25373.070222222" calcext:value-type="float">
            <text:p><text:s/>225,37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3534.122" calcext:value-type="float">
            <text:p><text:s/>23,5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9490.651555556" calcext:value-type="float">
            <text:p><text:s/>729,4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2994.044" calcext:value-type="float">
            <text:p><text:s/>252,9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375.2466666667" calcext:value-type="float">
            <text:p><text:s/>63,3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.27" calcext:value-type="float">
            <text:p><text:s/>3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6115.404888889" calcext:value-type="float">
            <text:p><text:s/>666,1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2645.774" calcext:value-type="float">
            <text:p><text:s/>252,6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51053.312444444" calcext:value-type="float">
            <text:p>( 151,05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86649.502" calcext:value-type="float">
            <text:p>( 186,650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73430.535111111" calcext:value-type="float">
            <text:p>( 273,43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226.636" calcext:value-type="float">
            <text:p>( 10,22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17325.2768" calcext:value-type="float">
            <text:p><text:s/>617,325 <text:s/></text:p>
          </table:table-cell>
          <table:table-cell table:style-name="ce50" office:value-type="float" office:value="1776752.142" calcext:value-type="float">
            <text:p><text:s/>1,776,752 <text:s/></text:p>
          </table:table-cell>
          <table:table-cell table:style-name="ce50" office:value-type="float" office:value="131498.4369" calcext:value-type="float">
            <text:p><text:s/>131,498 <text:s/></text:p>
          </table:table-cell>
          <table:table-cell table:style-name="ce50" office:value-type="float" office:value="509492.655111111" calcext:value-type="float">
            <text:p><text:s/>509,4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435.866" calcext:value-type="float">
            <text:p><text:s/>34,4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17325.2768" calcext:value-type="float">
            <text:p><text:s/>617,325 <text:s/></text:p>
          </table:table-cell>
          <table:table-cell table:style-name="ce50" office:value-type="float" office:value="1776752.142" calcext:value-type="float">
            <text:p><text:s/>1,776,752 <text:s/></text:p>
          </table:table-cell>
          <table:table-cell table:style-name="ce50" office:value-type="float" office:value="131498.4369" calcext:value-type="float">
            <text:p><text:s/>131,498 <text:s/></text:p>
          </table:table-cell>
          <table:table-cell table:style-name="ce50" office:value-type="float" office:value="444329.664444444" calcext:value-type="float">
            <text:p><text:s/>444,3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219.28" calcext:value-type="float">
            <text:p><text:s/>31,2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162.9906666667" calcext:value-type="float">
            <text:p><text:s/>65,1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16.586" calcext:value-type="float">
            <text:p><text:s/>3,2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1.333333333333" calcext:value-type="float">
            <text:p>( 12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305.1875555556" calcext:value-type="float">
            <text:p><text:s/>97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321.748" calcext:value-type="float">
            <text:p><text:s/>24,32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2315.7857777778" calcext:value-type="float">
            <text:p><text:s/>22,31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76.862" calcext:value-type="float">
            <text:p><text:s/>4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296.4026666667" calcext:value-type="float">
            <text:p><text:s/>86,2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082.104" calcext:value-type="float">
            <text:p><text:s/>22,0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420.1528888889" calcext:value-type="float">
            <text:p><text:s/>64,4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60.346" calcext:value-type="float">
            <text:p><text:s/>8,8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127.7026666667" calcext:value-type="float">
            <text:p><text:s/>55,1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030.604" calcext:value-type="float">
            <text:p><text:s/>35,0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3.08888888889" calcext:value-type="float">
            <text:p><text:s/>1,0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481.3" calcext:value-type="float">
            <text:p><text:s/>130,4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4451.47777778" calcext:value-type="float">
            <text:p><text:s/>6,034,4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013.3" calcext:value-type="float">
            <text:p><text:s/>80,0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80539.33333333" calcext:value-type="float">
            <text:p><text:s/>5,680,5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516.6222222222" calcext:value-type="float">
            <text:p><text:s/>49,5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4382.222222222" calcext:value-type="float">
            <text:p><text:s/>224,3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4636.5" calcext:value-type="float">
            <text:p><text:s/>964,6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8.14444444444" calcext:value-type="float">
            <text:p><text:s/>4,1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60438.355555556" calcext:value-type="float">
            <text:p><text:s/>960,43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4227.21333333" calcext:value-type="float">
            <text:p><text:s/>1,114,2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33.62" calcext:value-type="float">
            <text:p><text:s/>9,2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327.9466666667" calcext:value-type="float">
            <text:p><text:s/>95,3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608.52" calcext:value-type="float">
            <text:p><text:s/>8,6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72.91111111111" calcext:value-type="float">
            <text:p><text:s/>5,4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18.4666666667" calcext:value-type="float">
            <text:p><text:s/>12,3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16.3222222222" calcext:value-type="float">
            <text:p><text:s/>14,1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2.4" calcext:value-type="float">
            <text:p><text:s/>9,01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8864.457777778" calcext:value-type="float">
            <text:p><text:s/>838,8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2.22" calcext:value-type="float">
            <text:p><text:s/>48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9114.708888889" calcext:value-type="float">
            <text:p><text:s/>139,11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42.88" calcext:value-type="float">
            <text:p><text:s/>14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01826.78533333" calcext:value-type="float">
            <text:p><text:s/>1,201,827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02740.178" calcext:value-type="float">
            <text:p><text:s/>1,802,7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13371.80685369" calcext:value-type="float">
            <text:p><text:s/>4,213,3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13371.80685369" calcext:value-type="float">
            <text:p><text:s/>4,213,3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88688.93" calcext:value-type="float">
            <text:p>( 2,488,68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660161.65" calcext:value-type="float">
            <text:p><text:s/>15,660,16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5660161.65" calcext:value-type="float">
            <text:p><text:s/>15,660,16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4579" calcext:value-type="float">
            <text:p><text:s/>1,014,5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9565" calcext:value-type="float">
            <text:p><text:s/>219,5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541851.6" calcext:value-type="float">
            <text:p><text:s/>541,8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30269.054" calcext:value-type="float">
            <text:p><text:s/>-130,269 <text:s/></text:p>
          </table:table-cell>
          <table:table-cell table:style-name="ce50" office:value-type="float" office:value="-1530" calcext:value-type="float">
            <text:p><text:s/>-1,530 <text:s/></text:p>
          </table:table-cell>
          <table:table-cell table:style-name="ce50" office:value-type="float" office:value="-813742.9" calcext:value-type="float">
            <text:p><text:s/>-813,743 <text:s/></text:p>
          </table:table-cell>
          <table:table-cell table:style-name="ce50" office:value-type="float" office:value="-6759.4358974359" calcext:value-type="float">
            <text:p><text:s/>-6,759 <text:s/></text:p>
          </table:table-cell>
          <table:table-cell table:style-name="ce50" office:value-type="float" office:value="17327.2065804456" calcext:value-type="float">
            <text:p><text:s/>17,327 <text:s/></text:p>
          </table:table-cell>
          <table:table-cell table:style-name="ce50" office:value-type="float" office:value="3985" calcext:value-type="float">
            <text:p><text:s/>3,985 <text:s/></text:p>
          </table:table-cell>
          <table:table-cell table:style-name="ce50" office:value-type="float" office:value="-69534.990589855" calcext:value-type="float">
            <text:p><text:s/>-69,535 <text:s/></text:p>
          </table:table-cell>
          <table:table-cell table:style-name="ce50" office:value-type="float" office:value="159867.990589855" calcext:value-type="float">
            <text:p><text:s/>159,868 <text:s/></text:p>
          </table:table-cell>
          <table:table-cell table:style-name="ce50" office:value-type="float" office:value="55365" calcext:value-type="float">
            <text:p><text:s/>55,36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30269.054" calcext:value-type="float">
            <text:p><text:s/>130,269 <text:s/></text:p>
          </table:table-cell>
          <table:table-cell table:style-name="ce51" office:value-type="float" office:value="1530" calcext:value-type="float">
            <text:p><text:s/>1,530 <text:s/></text:p>
          </table:table-cell>
          <table:table-cell table:style-name="ce51" office:value-type="float" office:value="1828321.9" calcext:value-type="float">
            <text:p><text:s/>1,828,322 <text:s/></text:p>
          </table:table-cell>
          <table:table-cell table:style-name="ce51" office:value-type="float" office:value="6759.4358974359" calcext:value-type="float">
            <text:p><text:s/>6,759 <text:s/></text:p>
          </table:table-cell>
          <table:table-cell table:style-name="ce51" office:value-type="float" office:value="-17327.2065804456" calcext:value-type="float">
            <text:p><text:s/>-17,327 <text:s/></text:p>
          </table:table-cell>
          <table:table-cell table:style-name="ce51" office:value-type="float" office:value="-3985" calcext:value-type="float">
            <text:p><text:s/>-3,985 <text:s/></text:p>
          </table:table-cell>
          <table:table-cell table:style-name="ce51" office:value-type="float" office:value="69534.990589855" calcext:value-type="float">
            <text:p><text:s/>69,535 <text:s/></text:p>
          </table:table-cell>
          <table:table-cell table:style-name="ce51" office:value-type="float" office:value="-482154.590589855" calcext:value-type="float">
            <text:p><text:s/>-482,155 <text:s/></text:p>
          </table:table-cell>
          <table:table-cell table:style-name="ce51" office:value-type="float" office:value="-55365" calcext:value-type="float">
            <text:p><text:s/>-55,3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4849" calcext:value-type="float">
            <text:p><text:s/>1,554,849 <text:s/></text:p>
          </table:table-cell>
          <table:table-cell table:style-name="ce50" office:value-type="float" office:value="3906" calcext:value-type="float">
            <text:p><text:s/>3,906 <text:s/></text:p>
          </table:table-cell>
          <table:table-cell table:style-name="ce50" office:value-type="float" office:value="-433.206580445585" calcext:value-type="float">
            <text:p><text:s/>-433 <text:s/></text:p>
          </table:table-cell>
          <table:table-cell table:style-name="ce50" office:value-type="float" office:value="1008" calcext:value-type="float">
            <text:p><text:s/>1,008 <text:s/></text:p>
          </table:table-cell>
          <table:table-cell table:style-name="ce50" office:value-type="float" office:value="9218.7397570169" calcext:value-type="float">
            <text:p><text:s/>9,219 <text:s/></text:p>
          </table:table-cell>
          <table:table-cell table:style-name="ce50" office:value-type="float" office:value="35875.2602429831" calcext:value-type="float">
            <text:p><text:s/>35,875 <text:s/></text:p>
          </table:table-cell>
          <table:table-cell table:style-name="ce50" office:value-type="float" office:value="23891" calcext:value-type="float">
            <text:p><text:s/>23,8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296" calcext:value-type="float">
            <text:p><text:s/>21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296" calcext:value-type="float">
            <text:p><text:s/>21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66" calcext:value-type="float">
            <text:p><text:s/>19,766 <text:s/></text:p>
          </table:table-cell>
          <table:table-cell table:style-name="ce50" office:value-type="float" office:value="2598231.25" calcext:value-type="float">
            <text:p><text:s/>2,598,231 <text:s/></text:p>
          </table:table-cell>
          <table:table-cell table:style-name="ce50" office:value-type="float" office:value="4228389.56410256" calcext:value-type="float">
            <text:p><text:s/>4,228,390 <text:s/></text:p>
          </table:table-cell>
          <table:table-cell table:style-name="ce50" office:value-type="float" office:value="579156" calcext:value-type="float">
            <text:p><text:s/>579,156 <text:s/></text:p>
          </table:table-cell>
          <table:table-cell table:style-name="ce50" office:value-type="float" office:value="24066" calcext:value-type="float">
            <text:p><text:s/>24,066 <text:s/></text:p>
          </table:table-cell>
          <table:table-cell table:style-name="ce50" office:value-type="float" office:value="91521.7396671619" calcext:value-type="float">
            <text:p><text:s/>91,522 <text:s/></text:p>
          </table:table-cell>
          <table:table-cell table:style-name="ce50" office:value-type="float" office:value="680709.260332838" calcext:value-type="float">
            <text:p><text:s/>680,709 <text:s/></text:p>
          </table:table-cell>
          <table:table-cell table:style-name="ce50" office:value-type="float" office:value="191115" calcext:value-type="float">
            <text:p><text:s/>191,1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66" calcext:value-type="float">
            <text:p><text:s/>19,766 <text:s/></text:p>
          </table:table-cell>
          <table:table-cell table:style-name="ce50" office:value-type="float" office:value="2598231.25" calcext:value-type="float">
            <text:p><text:s/>2,598,231 <text:s/></text:p>
          </table:table-cell>
          <table:table-cell table:style-name="ce50" office:value-type="float" office:value="1346621.43025641" calcext:value-type="float">
            <text:p><text:s/>1,346,621 <text:s/></text:p>
          </table:table-cell>
          <table:table-cell table:style-name="ce50" office:value-type="float" office:value="181532.20750212" calcext:value-type="float">
            <text:p><text:s/>181,532 <text:s/></text:p>
          </table:table-cell>
          <table:table-cell table:style-name="ce50" office:value-type="float" office:value="24066" calcext:value-type="float">
            <text:p><text:s/>24,066 <text:s/></text:p>
          </table:table-cell>
          <table:table-cell table:style-name="ce50" office:value-type="float" office:value="91521.7396671619" calcext:value-type="float">
            <text:p><text:s/>91,522 <text:s/></text:p>
          </table:table-cell>
          <table:table-cell table:style-name="ce50" office:value-type="float" office:value="680709.260332838" calcext:value-type="float">
            <text:p><text:s/>680,709 <text:s/></text:p>
          </table:table-cell>
          <table:table-cell table:style-name="ce50" office:value-type="float" office:value="191115" calcext:value-type="float">
            <text:p><text:s/>191,11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81768.13384615" calcext:value-type="float">
            <text:p><text:s/>2,881,768 <text:s/></text:p>
          </table:table-cell>
          <table:table-cell table:style-name="ce51" office:value-type="float" office:value="397623.79249788" calcext:value-type="float">
            <text:p><text:s/>397,6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66" calcext:value-type="float">
            <text:p><text:s/>12,366 <text:s/></text:p>
          </table:table-cell>
          <table:table-cell table:style-name="ce50" office:value-type="float" office:value="565" calcext:value-type="float">
            <text:p><text:s/>565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" calcext:value-type="float">
            <text:p><text:s/>124 <text:s/></text:p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68" calcext:value-type="float">
            <text:p><text:s/>5,068 <text:s/></text:p>
          </table:table-cell>
          <table:table-cell table:style-name="ce50" office:value-type="float" office:value="223" calcext:value-type="float">
            <text:p><text:s/>223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" calcext:value-type="float">
            <text:p><text:s/>124 <text:s/></text:p>
          </table:table-cell>
          <table:table-cell table:style-name="ce50" office:value-type="float" office:value="29" calcext:value-type="float">
            <text:p><text:s/>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64" calcext:value-type="float">
            <text:p><text:s/>6,964 <text:s/></text:p>
          </table:table-cell>
          <table:table-cell table:style-name="ce50" office:value-type="float" office:value="328" calcext:value-type="float">
            <text:p><text:s/>3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9" calcext:value-type="float">
            <text:p><text:s/>289 <text:s/></text:p>
          </table:table-cell>
          <table:table-cell table:style-name="ce51" office:value-type="float" office:value="13" calcext:value-type="float">
            <text:p><text:s/>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0269.054" calcext:value-type="float">
            <text:p><text:s/>130,26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871704.15" calcext:value-type="float">
            <text:p><text:s/>2,871,704 <text:s/></text:p>
          </table:table-cell>
          <table:table-cell table:style-name="ce52" office:value-type="float" office:value="4218877" calcext:value-type="float">
            <text:p><text:s/>4,218,877 <text:s/></text:p>
          </table:table-cell>
          <table:table-cell table:style-name="ce52" office:value-type="float" office:value="561697" calcext:value-type="float">
            <text:p><text:s/>561,697 <text:s/></text:p>
          </table:table-cell>
          <table:table-cell table:style-name="ce52" office:value-type="float" office:value="19072" calcext:value-type="float">
            <text:p><text:s/>19,072 <text:s/></text:p>
          </table:table-cell>
          <table:table-cell table:style-name="ce52" office:value-type="float" office:value="151837.9905" calcext:value-type="float">
            <text:p><text:s/>151,838 <text:s/></text:p>
          </table:table-cell>
          <table:table-cell table:style-name="ce52" office:value-type="float" office:value="162555.4095" calcext:value-type="float">
            <text:p><text:s/>162,555 <text:s/></text:p>
          </table:table-cell>
          <table:table-cell table:style-name="ce52" office:value-type="float" office:value="111829" calcext:value-type="float">
            <text:p><text:s/>111,82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0269.054" calcext:value-type="float">
            <text:p><text:s/>130,26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0" calcext:value-type="float">
            <text:p><text:s/>140 <text:s/></text:p>
          </table:table-cell>
          <table:table-cell table:style-name="ce52" office:value-type="float" office:value="4218877" calcext:value-type="float">
            <text:p><text:s/>4,218,877 <text:s/></text:p>
          </table:table-cell>
          <table:table-cell table:style-name="ce52" office:value-type="float" office:value="561697" calcext:value-type="float">
            <text:p><text:s/>561,697 <text:s/></text:p>
          </table:table-cell>
          <table:table-cell table:style-name="ce52" office:value-type="float" office:value="19072" calcext:value-type="float">
            <text:p><text:s/>19,072 <text:s/></text:p>
          </table:table-cell>
          <table:table-cell table:style-name="ce52" office:value-type="float" office:value="151837.9905" calcext:value-type="float">
            <text:p><text:s/>151,838 <text:s/></text:p>
          </table:table-cell>
          <table:table-cell table:style-name="ce52" office:value-type="float" office:value="162555.4095" calcext:value-type="float">
            <text:p><text:s/>162,555 <text:s/></text:p>
          </table:table-cell>
          <table:table-cell table:style-name="ce52" office:value-type="float" office:value="111829" calcext:value-type="float">
            <text:p><text:s/>111,8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6920.49" calcext:value-type="float">
            <text:p><text:s/>116,9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" calcext:value-type="float">
            <text:p><text:s/>140 <text:s/></text:p>
          </table:table-cell>
          <table:table-cell table:style-name="ce50" office:value-type="float" office:value="37490" calcext:value-type="float">
            <text:p><text:s/>37,490 <text:s/></text:p>
          </table:table-cell>
          <table:table-cell table:style-name="ce50" office:value-type="float" office:value="1882" calcext:value-type="float">
            <text:p><text:s/>1,88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13" calcext:value-type="float">
            <text:p><text:s/>11,0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4" calcext:value-type="float">
            <text:p><text:s/>444 <text:s/></text:p>
          </table:table-cell>
          <table:table-cell table:style-name="ce50" office:value-type="float" office:value="221" calcext:value-type="float">
            <text:p><text:s/>2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" calcext:value-type="float">
            <text:p><text:s/>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26.822" calcext:value-type="float">
            <text:p><text:s/>2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53" calcext:value-type="float">
            <text:p><text:s/>4,853 <text:s/></text:p>
          </table:table-cell>
          <table:table-cell table:style-name="ce50" office:value-type="float" office:value="137" calcext:value-type="float">
            <text:p><text:s/>1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9" calcext:value-type="float">
            <text:p><text:s/>3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0" calcext:value-type="float">
            <text:p><text:s/>1,580 <text:s/></text:p>
          </table:table-cell>
          <table:table-cell table:style-name="ce50" office:value-type="float" office:value="65" calcext:value-type="float">
            <text:p><text:s/>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4" calcext:value-type="float">
            <text:p><text:s/>284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9" calcext:value-type="float">
            <text:p><text:s/>479 <text:s/></text:p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58" calcext:value-type="float">
            <text:p><text:s/>2,158 <text:s/></text:p>
          </table:table-cell>
          <table:table-cell table:style-name="ce50" office:value-type="float" office:value="73" calcext:value-type="float">
            <text:p><text:s/>7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" calcext:value-type="float">
            <text:p><text:s/>1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" calcext:value-type="float">
            <text:p><text:s/>2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7" calcext:value-type="float">
            <text:p><text:s/>1,247 <text:s/></text:p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" calcext:value-type="float">
            <text:p><text:s/>4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7" calcext:value-type="float">
            <text:p><text:s/>1,247 <text:s/></text:p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" calcext:value-type="float">
            <text:p><text:s/>4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47" calcext:value-type="float">
            <text:p>( 1,247 <text:s/>)</text:p>
          </table:table-cell>
          <table:table-cell table:style-name="ce53" office:value-type="float" office:value="59" calcext:value-type="float">
            <text:p>( 59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80" calcext:value-type="float">
            <text:p>( 48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08" calcext:value-type="float">
            <text:p><text:s/>1,408 <text:s/></text:p>
          </table:table-cell>
          <table:table-cell table:style-name="ce50" office:value-type="float" office:value="93" calcext:value-type="float">
            <text:p><text:s/>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3" calcext:value-type="float">
            <text:p><text:s/>563 <text:s/></text:p>
          </table:table-cell>
          <table:table-cell table:style-name="ce50" office:value-type="float" office:value="45" calcext:value-type="float">
            <text:p><text:s/>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479" calcext:value-type="float">
            <text:p><text:s/>2,479 <text:s/></text:p>
          </table:table-cell>
          <table:table-cell table:style-name="ce54" office:value-type="float" office:value="160" calcext:value-type="float">
            <text:p><text:s/>160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0496.248" calcext:value-type="float">
            <text:p><text:s/>110,4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28" calcext:value-type="float">
            <text:p><text:s/>1,728 <text:s/></text:p>
          </table:table-cell>
          <table:table-cell table:style-name="ce50" office:value-type="float" office:value="21" calcext:value-type="float">
            <text:p><text:s/>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0" calcext:value-type="float">
            <text:p><text:s/>3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0" calcext:value-type="float">
            <text:p><text:s/>750 <text:s/></text:p>
          </table:table-cell>
          <table:table-cell table:style-name="ce50" office:value-type="float" office:value="13" calcext:value-type="float">
            <text:p><text:s/>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0496.248" calcext:value-type="float">
            <text:p><text:s/>110,4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78" calcext:value-type="float">
            <text:p><text:s/>978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0" calcext:value-type="float">
            <text:p><text:s/>3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1221.55" calcext:value-type="float">
            <text:p>( 101,222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707" calcext:value-type="float">
            <text:p>( 70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927.574" calcext:value-type="float">
            <text:p>( 4,928 <text:s/>)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55" office:value-type="float" office:value="111" calcext:value-type="float">
            <text:p>( 11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00" calcext:value-type="float">
            <text:p>( 30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0" calcext:value-type="float">
            <text:p><text:s/>140 <text:s/></text:p>
          </table:table-cell>
          <table:table-cell table:style-name="ce50" office:value-type="float" office:value="1469" calcext:value-type="float">
            <text:p><text:s/>1,469 <text:s/></text:p>
          </table:table-cell>
          <table:table-cell table:style-name="ce50" office:value-type="float" office:value="117" calcext:value-type="float">
            <text:p><text:s/>1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61" calcext:value-type="float">
            <text:p><text:s/>8,1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6" calcext:value-type="float">
            <text:p><text:s/>1,136 <text:s/></text:p>
          </table:table-cell>
          <table:table-cell table:style-name="ce50" office:value-type="float" office:value="89" calcext:value-type="float">
            <text:p><text:s/>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13" calcext:value-type="float">
            <text:p><text:s/>8,1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0" calcext:value-type="float">
            <text:p><text:s/>140 <text:s/></text:p>
          </table:table-cell>
          <table:table-cell table:style-name="ce50" office:value-type="float" office:value="333" calcext:value-type="float">
            <text:p><text:s/>333 <text:s/></text:p>
          </table:table-cell>
          <table:table-cell table:style-name="ce50" office:value-type="float" office:value="28" calcext:value-type="float">
            <text:p><text:s/>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40" calcext:value-type="float">
            <text:p>( 14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3.218" calcext:value-type="float">
            <text:p><text:s/>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18" calcext:value-type="float">
            <text:p><text:s/>918 <text:s/></text:p>
          </table:table-cell>
          <table:table-cell table:style-name="ce50" office:value-type="float" office:value="49" calcext:value-type="float">
            <text:p><text:s/>4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0" calcext:value-type="float">
            <text:p><text:s/>950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269" calcext:value-type="float">
            <text:p><text:s/>1,269 <text:s/></text:p>
          </table:table-cell>
          <table:table-cell table:style-name="ce54" office:value-type="float" office:value="72" calcext:value-type="float">
            <text:p><text:s/>72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174.202" calcext:value-type="float">
            <text:p><text:s/>6,1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55" calcext:value-type="float">
            <text:p><text:s/>4,755 <text:s/></text:p>
          </table:table-cell>
          <table:table-cell table:style-name="ce50" office:value-type="float" office:value="128" calcext:value-type="float">
            <text:p><text:s/>1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" calcext:value-type="float">
            <text:p><text:s/>3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53" calcext:value-type="float">
            <text:p><text:s/>6,553 <text:s/></text:p>
          </table:table-cell>
          <table:table-cell table:style-name="ce50" office:value-type="float" office:value="424" calcext:value-type="float">
            <text:p><text:s/>4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" calcext:value-type="float">
            <text:p><text:s/>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5" calcext:value-type="float">
            <text:p><text:s/>625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5" calcext:value-type="float">
            <text:p><text:s/>995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0" calcext:value-type="float">
            <text:p><text:s/>3,450 <text:s/></text:p>
          </table:table-cell>
          <table:table-cell table:style-name="ce50" office:value-type="float" office:value="167" calcext:value-type="float">
            <text:p><text:s/>1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9246" calcext:value-type="float">
            <text:p><text:s/>4,019,246 <text:s/></text:p>
          </table:table-cell>
          <table:table-cell table:style-name="ce50" office:value-type="float" office:value="557840" calcext:value-type="float">
            <text:p><text:s/>557,840 <text:s/></text:p>
          </table:table-cell>
          <table:table-cell table:style-name="ce50" office:value-type="float" office:value="1927" calcext:value-type="float">
            <text:p><text:s/>1,9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8208.4" calcext:value-type="float">
            <text:p><text:s/>88,2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7" calcext:value-type="float">
            <text:p><text:s/>1,9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8208.4" calcext:value-type="float">
            <text:p><text:s/>88,2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9246" calcext:value-type="float">
            <text:p><text:s/>4,019,246 <text:s/></text:p>
          </table:table-cell>
          <table:table-cell table:style-name="ce50" office:value-type="float" office:value="557840" calcext:value-type="float">
            <text:p><text:s/>557,8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6" calcext:value-type="float">
            <text:p><text:s/>756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" calcext:value-type="float">
            <text:p><text:s/>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6" calcext:value-type="float">
            <text:p><text:s/>756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" calcext:value-type="float">
            <text:p><text:s/>9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9233.62" calcext:value-type="float">
            <text:p><text:s/>9,2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1385" calcext:value-type="float">
            <text:p><text:s/>161,385 <text:s/></text:p>
          </table:table-cell>
          <table:table-cell table:style-name="ce50" office:value-type="float" office:value="1970" calcext:value-type="float">
            <text:p><text:s/>1,970 <text:s/></text:p>
          </table:table-cell>
          <table:table-cell table:style-name="ce50" office:value-type="float" office:value="17145" calcext:value-type="float">
            <text:p><text:s/>17,145 <text:s/></text:p>
          </table:table-cell>
          <table:table-cell table:style-name="ce50" office:value-type="float" office:value="151837.9905" calcext:value-type="float">
            <text:p><text:s/>151,838 <text:s/></text:p>
          </table:table-cell>
          <table:table-cell table:style-name="ce50" office:value-type="float" office:value="74347.0095" calcext:value-type="float">
            <text:p><text:s/>74,347 <text:s/></text:p>
          </table:table-cell>
          <table:table-cell table:style-name="ce50" office:value-type="float" office:value="100723" calcext:value-type="float">
            <text:p><text:s/>100,7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608.52" calcext:value-type="float">
            <text:p><text:s/>8,6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1836" calcext:value-type="float">
            <text:p><text:s/>31,8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90" calcext:value-type="float">
            <text:p><text:s/>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" calcext:value-type="float">
            <text:p><text:s/>213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34" calcext:value-type="float">
            <text:p><text:s/>12,234 <text:s/></text:p>
          </table:table-cell>
          <table:table-cell table:style-name="ce50" office:value-type="float" office:value="585" calcext:value-type="float">
            <text:p><text:s/>5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4" calcext:value-type="float">
            <text:p><text:s/>5,334 <text:s/></text:p>
          </table:table-cell>
          <table:table-cell table:style-name="ce50" office:value-type="float" office:value="100" calcext:value-type="float">
            <text:p><text:s/>1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482.22" calcext:value-type="float">
            <text:p><text:s/>48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4797" calcext:value-type="float">
            <text:p><text:s/>124,797 <text:s/></text:p>
          </table:table-cell>
          <table:table-cell table:style-name="ce50" office:value-type="float" office:value="752" calcext:value-type="float">
            <text:p><text:s/>752 <text:s/></text:p>
          </table:table-cell>
          <table:table-cell table:style-name="ce50" office:value-type="float" office:value="17145" calcext:value-type="float">
            <text:p><text:s/>17,145 <text:s/></text:p>
          </table:table-cell>
          <table:table-cell table:style-name="ce50" office:value-type="float" office:value="151837.9905" calcext:value-type="float">
            <text:p><text:s/>151,838 <text:s/></text:p>
          </table:table-cell>
          <table:table-cell table:style-name="ce50" office:value-type="float" office:value="74347.0095" calcext:value-type="float">
            <text:p><text:s/>74,347 <text:s/></text:p>
          </table:table-cell>
          <table:table-cell table:style-name="ce50" office:value-type="float" office:value="65055" calcext:value-type="float">
            <text:p><text:s/>65,05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42.88" calcext:value-type="float">
            <text:p><text:s/>14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8807" calcext:value-type="float">
            <text:p><text:s/>18,807 <text:s/></text:p>
          </table:table-cell>
          <table:table-cell table:style-name="ce51" office:value-type="float" office:value="530" calcext:value-type="float">
            <text:p><text:s/>53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741" calcext:value-type="float">
            <text:p><text:s/>3,74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114.944" calcext:value-type="float">
            <text:p><text:s/>4,115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1564.15" calcext:value-type="float">
            <text:p><text:s/>2,871,5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71564.15" calcext:value-type="float">
            <text:p><text:s/>2,871,5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871564.15" calcext:value-type="float">
            <text:p>( 2,871,56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25474" calcext:value-type="float">
            <text:p><text:s/>3,525,4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847" calcext:value-type="float">
            <text:p><text:s/>106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3711" calcext:value-type="float">
            <text:p><text:s/>83,7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73" calcext:value-type="float">
            <text:p><text:s/>73 <text:s/></text:p>
          </table:table-cell>
          <table:table-cell table:style-name="ce50" office:value-type="float" office:value="685409" calcext:value-type="float">
            <text:p><text:s/>685,4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640.784158416" calcext:value-type="float">
            <text:p><text:s/>116,641 <text:s/></text:p>
          </table:table-cell>
          <table:table-cell table:style-name="ce50" office:value-type="float" office:value="58517" calcext:value-type="float">
            <text:p><text:s/>58,5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72" calcext:value-type="float">
            <text:p><text:s/>5,372 <text:s/></text:p>
          </table:table-cell>
          <table:table-cell table:style-name="ce50" office:value-type="float" office:value="203346" calcext:value-type="float">
            <text:p><text:s/>203,3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02439" calcext:value-type="float">
            <text:p><text:s/>102,439 <text:s/></text:p>
          </table:table-cell>
          <table:table-cell table:style-name="ce50" office:value-type="float" office:value="1178461" calcext:value-type="float">
            <text:p><text:s/>1,178,4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31" calcext:value-type="float">
            <text:p><text:s/>2,5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289076" calcext:value-type="float">
            <text:p><text:s/>-289,076 <text:s/></text:p>
          </table:table-cell>
          <table:table-cell table:style-name="ce50" office:value-type="float" office:value="528800.153846154" calcext:value-type="float">
            <text:p><text:s/>528,8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866.8811881188" calcext:value-type="float">
            <text:p><text:s/>35,867 <text:s/></text:p>
          </table:table-cell>
          <table:table-cell table:style-name="ce50" office:value-type="float" office:value="-4685" calcext:value-type="float">
            <text:p><text:s/>-4,685 <text:s/></text:p>
          </table:table-cell>
          <table:table-cell table:style-name="ce50" office:value-type="float" office:value="4944" calcext:value-type="float">
            <text:p><text:s/>4,9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771" calcext:value-type="float">
            <text:p><text:s/>-1,771 <text:s/></text:p>
          </table:table-cell>
          <table:table-cell table:style-name="ce50" office:value-type="float" office:value="10200.888888889" calcext:value-type="float">
            <text:p><text:s/>10,20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86564" calcext:value-type="float">
            <text:p><text:s/>186,564 <text:s/></text:p>
          </table:table-cell>
          <table:table-cell table:style-name="ce51" office:value-type="float" office:value="1132803.84615385" calcext:value-type="float">
            <text:p><text:s/>1,132,80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48191.6653465347" calcext:value-type="float">
            <text:p><text:s/>-48,192 <text:s/></text:p>
          </table:table-cell>
          <table:table-cell table:style-name="ce51" office:value-type="float" office:value="-53832" calcext:value-type="float">
            <text:p><text:s/>-53,832 <text:s/></text:p>
          </table:table-cell>
          <table:table-cell table:style-name="ce51" office:value-type="float" office:value="-4944" calcext:value-type="float">
            <text:p><text:s/>-4,94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3601" calcext:value-type="float">
            <text:p><text:s/>-3,601 <text:s/></text:p>
          </table:table-cell>
          <table:table-cell table:style-name="ce51" office:value-type="float" office:value="-129835.888888889" calcext:value-type="float">
            <text:p><text:s/>-129,8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4775" calcext:value-type="float">
            <text:p><text:s/>14,775 <text:s/></text:p>
          </table:table-cell>
          <table:table-cell table:style-name="ce50" office:value-type="float" office:value="1599304.84615385" calcext:value-type="float">
            <text:p><text:s/>1,599,3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30" calcext:value-type="float">
            <text:p><text:s/>4,6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9294.955555556" calcext:value-type="float">
            <text:p><text:s/>149,29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3039" calcext:value-type="float">
            <text:p><text:s/>53,039 <text:s/></text:p>
          </table:table-cell>
          <table:table-cell table:style-name="ce50" office:value-type="float" office:value="3829296" calcext:value-type="float">
            <text:p><text:s/>3,829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3039" calcext:value-type="float">
            <text:p><text:s/>53,039 <text:s/></text:p>
          </table:table-cell>
          <table:table-cell table:style-name="ce50" office:value-type="float" office:value="3829296" calcext:value-type="float">
            <text:p><text:s/>3,829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678014" calcext:value-type="float">
            <text:p><text:s/>3,678,014 <text:s/></text:p>
          </table:table-cell>
          <table:table-cell table:style-name="ce50" office:value-type="float" office:value="10394872" calcext:value-type="float">
            <text:p><text:s/>10,394,8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4419.801980198" calcext:value-type="float">
            <text:p><text:s/>304,420 <text:s/></text:p>
          </table:table-cell>
          <table:table-cell table:style-name="ce50" office:value-type="float" office:value="446359" calcext:value-type="float">
            <text:p><text:s/>446,359 <text:s/></text:p>
          </table:table-cell>
          <table:table-cell table:style-name="ce50" office:value-type="float" office:value="83362" calcext:value-type="float">
            <text:p><text:s/>83,3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261" calcext:value-type="float">
            <text:p><text:s/>17,261 <text:s/></text:p>
          </table:table-cell>
          <table:table-cell table:style-name="ce50" office:value-type="float" office:value="1226313.66444444" calcext:value-type="float">
            <text:p><text:s/>1,226,3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615243.80818182" calcext:value-type="float">
            <text:p><text:s/>3,615,244 <text:s/></text:p>
          </table:table-cell>
          <table:table-cell table:style-name="ce50" office:value-type="float" office:value="10394872" calcext:value-type="float">
            <text:p><text:s/>10,394,8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4419.801980198" calcext:value-type="float">
            <text:p><text:s/>304,420 <text:s/></text:p>
          </table:table-cell>
          <table:table-cell table:style-name="ce50" office:value-type="float" office:value="446359" calcext:value-type="float">
            <text:p><text:s/>446,359 <text:s/></text:p>
          </table:table-cell>
          <table:table-cell table:style-name="ce50" office:value-type="float" office:value="83362" calcext:value-type="float">
            <text:p><text:s/>83,3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261" calcext:value-type="float">
            <text:p><text:s/>17,261 <text:s/></text:p>
          </table:table-cell>
          <table:table-cell table:style-name="ce50" office:value-type="float" office:value="1149053.61377778" calcext:value-type="float">
            <text:p><text:s/>1,149,05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62770.1918181818" calcext:value-type="float">
            <text:p><text:s/>62,77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77260.0506666667" calcext:value-type="float">
            <text:p><text:s/>77,2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822" calcext:value-type="float">
            <text:p><text:s/>35,822 <text:s/></text:p>
          </table:table-cell>
          <table:table-cell table:style-name="ce50" office:value-type="float" office:value="926699" calcext:value-type="float">
            <text:p><text:s/>926,6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84" calcext:value-type="float">
            <text:p><text:s/>184 <text:s/></text:p>
          </table:table-cell>
          <table:table-cell table:style-name="ce50" office:value-type="float" office:value="94" calcext:value-type="float">
            <text:p><text:s/>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899" calcext:value-type="float">
            <text:p><text:s/>899 <text:s/></text:p>
          </table:table-cell>
          <table:table-cell table:style-name="ce50" office:value-type="float" office:value="8473" calcext:value-type="float">
            <text:p><text:s/>8,4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4535" calcext:value-type="float">
            <text:p><text:s/>34,535 <text:s/></text:p>
          </table:table-cell>
          <table:table-cell table:style-name="ce50" office:value-type="float" office:value="918132" calcext:value-type="float">
            <text:p><text:s/>918,1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04" calcext:value-type="float">
            <text:p><text:s/>20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760942" calcext:value-type="float">
            <text:p><text:s/>3,760,942 <text:s/></text:p>
          </table:table-cell>
          <table:table-cell table:style-name="ce52" office:value-type="float" office:value="5172376" calcext:value-type="float">
            <text:p><text:s/>5,172,37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56228.136633663" calcext:value-type="float">
            <text:p><text:s/>256,228 <text:s/></text:p>
          </table:table-cell>
          <table:table-cell table:style-name="ce52" office:value-type="float" office:value="392527" calcext:value-type="float">
            <text:p><text:s/>392,527 <text:s/></text:p>
          </table:table-cell>
          <table:table-cell table:style-name="ce52" office:value-type="float" office:value="73788" calcext:value-type="float">
            <text:p><text:s/>73,78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660" calcext:value-type="float">
            <text:p><text:s/>13,660 <text:s/></text:p>
          </table:table-cell>
          <table:table-cell table:style-name="ce52" office:value-type="float" office:value="947182.82" calcext:value-type="float">
            <text:p><text:s/>947,18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760942" calcext:value-type="float">
            <text:p><text:s/>3,760,942 <text:s/></text:p>
          </table:table-cell>
          <table:table-cell table:style-name="ce52" office:value-type="float" office:value="5172376" calcext:value-type="float">
            <text:p><text:s/>5,172,376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3660" calcext:value-type="float">
            <text:p><text:s/>13,66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68927" calcext:value-type="float">
            <text:p><text:s/>268,927 <text:s/></text:p>
          </table:table-cell>
          <table:table-cell table:style-name="ce50" office:value-type="float" office:value="4508815" calcext:value-type="float">
            <text:p><text:s/>4,508,81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60" calcext:value-type="float">
            <text:p><text:s/>13,6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6395" calcext:value-type="float">
            <text:p><text:s/>36,395 <text:s/></text:p>
          </table:table-cell>
          <table:table-cell table:style-name="ce50" office:value-type="float" office:value="11771" calcext:value-type="float">
            <text:p><text:s/>11,7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0328" calcext:value-type="float">
            <text:p><text:s/>30,328 <text:s/></text:p>
          </table:table-cell>
          <table:table-cell table:style-name="ce50" office:value-type="float" office:value="433353" calcext:value-type="float">
            <text:p><text:s/>433,3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389" calcext:value-type="float">
            <text:p><text:s/>9,389 <text:s/></text:p>
          </table:table-cell>
          <table:table-cell table:style-name="ce50" office:value-type="float" office:value="900369" calcext:value-type="float">
            <text:p><text:s/>900,3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22" calcext:value-type="float">
            <text:p><text:s/>322 <text:s/></text:p>
          </table:table-cell>
          <table:table-cell table:style-name="ce50" office:value-type="float" office:value="24495" calcext:value-type="float">
            <text:p><text:s/>24,4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440" calcext:value-type="float">
            <text:p><text:s/>2,440 <text:s/></text:p>
          </table:table-cell>
          <table:table-cell table:style-name="ce50" office:value-type="float" office:value="7520" calcext:value-type="float">
            <text:p><text:s/>7,5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256" calcext:value-type="float">
            <text:p><text:s/>6,256 <text:s/></text:p>
          </table:table-cell>
          <table:table-cell table:style-name="ce50" office:value-type="float" office:value="466168" calcext:value-type="float">
            <text:p><text:s/>466,1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679" calcext:value-type="float">
            <text:p><text:s/>679 <text:s/></text:p>
          </table:table-cell>
          <table:table-cell table:style-name="ce50" office:value-type="float" office:value="1402" calcext:value-type="float">
            <text:p><text:s/>1,4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0550" calcext:value-type="float">
            <text:p><text:s/>20,550 <text:s/></text:p>
          </table:table-cell>
          <table:table-cell table:style-name="ce50" office:value-type="float" office:value="1050372" calcext:value-type="float">
            <text:p><text:s/>1,050,3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0550" calcext:value-type="float">
            <text:p><text:s/>20,550 <text:s/></text:p>
          </table:table-cell>
          <table:table-cell table:style-name="ce50" office:value-type="float" office:value="1050372" calcext:value-type="float">
            <text:p><text:s/>1,050,3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0550" calcext:value-type="float">
            <text:p>( 20,550 <text:s/>)</text:p>
          </table:table-cell>
          <table:table-cell table:style-name="ce53" office:value-type="float" office:value="1050372" calcext:value-type="float">
            <text:p>( 1,050,37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846" calcext:value-type="float">
            <text:p><text:s/>4,846 <text:s/></text:p>
          </table:table-cell>
          <table:table-cell table:style-name="ce50" office:value-type="float" office:value="88390" calcext:value-type="float">
            <text:p><text:s/>88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274" calcext:value-type="float">
            <text:p><text:s/>1,274 <text:s/></text:p>
          </table:table-cell>
          <table:table-cell table:style-name="ce50" office:value-type="float" office:value="99022" calcext:value-type="float">
            <text:p><text:s/>99,0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869" calcext:value-type="float">
            <text:p><text:s/>3,869 <text:s/></text:p>
          </table:table-cell>
          <table:table-cell table:style-name="ce54" office:value-type="float" office:value="199320" calcext:value-type="float">
            <text:p><text:s/>199,32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1714" calcext:value-type="float">
            <text:p><text:s/>31,714 <text:s/></text:p>
          </table:table-cell>
          <table:table-cell table:style-name="ce50" office:value-type="float" office:value="504365" calcext:value-type="float">
            <text:p><text:s/>504,3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60" calcext:value-type="float">
            <text:p><text:s/>13,6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1415" calcext:value-type="float">
            <text:p><text:s/>21,415 <text:s/></text:p>
          </table:table-cell>
          <table:table-cell table:style-name="ce50" office:value-type="float" office:value="32718" calcext:value-type="float">
            <text:p><text:s/>32,7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00" calcext:value-type="float">
            <text:p><text:s/>8,9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0299" calcext:value-type="float">
            <text:p><text:s/>10,299 <text:s/></text:p>
          </table:table-cell>
          <table:table-cell table:style-name="ce50" office:value-type="float" office:value="471647" calcext:value-type="float">
            <text:p><text:s/>471,6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60" calcext:value-type="float">
            <text:p><text:s/>4,7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96" calcext:value-type="float">
            <text:p>( 1,096 <text:s/>)</text:p>
          </table:table-cell>
          <table:table-cell table:style-name="ce53" office:value-type="float" office:value="24392" calcext:value-type="float">
            <text:p>( 24,39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333" calcext:value-type="float">
            <text:p>( 2,333 <text:s/>)</text:p>
          </table:table-cell>
          <table:table-cell table:style-name="ce55" office:value-type="float" office:value="258214" calcext:value-type="float">
            <text:p>( 258,21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9703" calcext:value-type="float">
            <text:p><text:s/>19,703 <text:s/></text:p>
          </table:table-cell>
          <table:table-cell table:style-name="ce50" office:value-type="float" office:value="448208" calcext:value-type="float">
            <text:p><text:s/>448,2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846" calcext:value-type="float">
            <text:p><text:s/>17,846 <text:s/></text:p>
          </table:table-cell>
          <table:table-cell table:style-name="ce50" office:value-type="float" office:value="388781" calcext:value-type="float">
            <text:p><text:s/>388,7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857" calcext:value-type="float">
            <text:p><text:s/>1,857 <text:s/></text:p>
          </table:table-cell>
          <table:table-cell table:style-name="ce50" office:value-type="float" office:value="59427" calcext:value-type="float">
            <text:p><text:s/>59,4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4949" calcext:value-type="float">
            <text:p><text:s/>4,949 <text:s/></text:p>
          </table:table-cell>
          <table:table-cell table:style-name="ce50" office:value-type="float" office:value="72938" calcext:value-type="float">
            <text:p><text:s/>72,9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794" calcext:value-type="float">
            <text:p><text:s/>1,794 <text:s/></text:p>
          </table:table-cell>
          <table:table-cell table:style-name="ce54" office:value-type="float" office:value="18725" calcext:value-type="float">
            <text:p><text:s/>18,72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746" calcext:value-type="float">
            <text:p><text:s/>7,746 <text:s/></text:p>
          </table:table-cell>
          <table:table-cell table:style-name="ce50" office:value-type="float" office:value="58231" calcext:value-type="float">
            <text:p><text:s/>58,2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052" calcext:value-type="float">
            <text:p><text:s/>12,052 <text:s/></text:p>
          </table:table-cell>
          <table:table-cell table:style-name="ce50" office:value-type="float" office:value="40114" calcext:value-type="float">
            <text:p><text:s/>40,1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3063" calcext:value-type="float">
            <text:p><text:s/>3,063 <text:s/></text:p>
          </table:table-cell>
          <table:table-cell table:style-name="ce50" office:value-type="float" office:value="27569" calcext:value-type="float">
            <text:p><text:s/>27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236" calcext:value-type="float">
            <text:p><text:s/>2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71322" calcext:value-type="float">
            <text:p><text:s/>71,322 <text:s/></text:p>
          </table:table-cell>
          <table:table-cell table:style-name="ce50" office:value-type="float" office:value="56483" calcext:value-type="float">
            <text:p><text:s/>56,4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395099" calcext:value-type="float">
            <text:p><text:s/>2,395,099 <text:s/></text:p>
          </table:table-cell>
          <table:table-cell table:style-name="ce50" office:value-type="float" office:value="126408" calcext:value-type="float">
            <text:p><text:s/>126,4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247129" calcext:value-type="float">
            <text:p><text:s/>2,247,12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0642" calcext:value-type="float">
            <text:p><text:s/>50,64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7328" calcext:value-type="float">
            <text:p><text:s/>97,328 <text:s/></text:p>
          </table:table-cell>
          <table:table-cell table:style-name="ce50" office:value-type="float" office:value="126408" calcext:value-type="float">
            <text:p><text:s/>126,4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741974" calcext:value-type="float">
            <text:p><text:s/>741,974 <text:s/></text:p>
          </table:table-cell>
          <table:table-cell table:style-name="ce50" office:value-type="float" office:value="233225" calcext:value-type="float">
            <text:p><text:s/>233,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955" calcext:value-type="float">
            <text:p><text:s/>1,955 <text:s/></text:p>
          </table:table-cell>
          <table:table-cell table:style-name="ce50" office:value-type="float" office:value="1510" calcext:value-type="float">
            <text:p><text:s/>1,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740019" calcext:value-type="float">
            <text:p><text:s/>740,019 <text:s/></text:p>
          </table:table-cell>
          <table:table-cell table:style-name="ce51" office:value-type="float" office:value="231715" calcext:value-type="float">
            <text:p><text:s/>231,71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4942" calcext:value-type="float">
            <text:p><text:s/>354,942 <text:s/></text:p>
          </table:table-cell>
          <table:table-cell table:style-name="ce50" office:value-type="float" office:value="303928" calcext:value-type="float">
            <text:p><text:s/>303,9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009" calcext:value-type="float">
            <text:p><text:s/>2,009 <text:s/></text:p>
          </table:table-cell>
          <table:table-cell table:style-name="ce50" office:value-type="float" office:value="56306" calcext:value-type="float">
            <text:p><text:s/>56,3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765" calcext:value-type="float">
            <text:p><text:s/>2,765 <text:s/></text:p>
          </table:table-cell>
          <table:table-cell table:style-name="ce50" office:value-type="float" office:value="2626" calcext:value-type="float">
            <text:p><text:s/>2,6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2211" calcext:value-type="float">
            <text:p><text:s/>12,211 <text:s/></text:p>
          </table:table-cell>
          <table:table-cell table:style-name="ce50" office:value-type="float" office:value="190" calcext:value-type="float">
            <text:p><text:s/>1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376" calcext:value-type="float">
            <text:p><text:s/>3,376 <text:s/></text:p>
          </table:table-cell>
          <table:table-cell table:style-name="ce50" office:value-type="float" office:value="207" calcext:value-type="float">
            <text:p><text:s/>2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607" calcext:value-type="float">
            <text:p><text:s/>3,607 <text:s/></text:p>
          </table:table-cell>
          <table:table-cell table:style-name="ce50" office:value-type="float" office:value="844" calcext:value-type="float">
            <text:p><text:s/>8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9689" calcext:value-type="float">
            <text:p><text:s/>249,689 <text:s/></text:p>
          </table:table-cell>
          <table:table-cell table:style-name="ce50" office:value-type="float" office:value="204910" calcext:value-type="float">
            <text:p><text:s/>204,9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1285" calcext:value-type="float">
            <text:p><text:s/>81,285 <text:s/></text:p>
          </table:table-cell>
          <table:table-cell table:style-name="ce51" office:value-type="float" office:value="38845" calcext:value-type="float">
            <text:p><text:s/>38,84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228.136633663" calcext:value-type="float">
            <text:p><text:s/>256,228 <text:s/></text:p>
          </table:table-cell>
          <table:table-cell table:style-name="ce50" office:value-type="float" office:value="392527" calcext:value-type="float">
            <text:p><text:s/>392,527 <text:s/></text:p>
          </table:table-cell>
          <table:table-cell table:style-name="ce50" office:value-type="float" office:value="73788" calcext:value-type="float">
            <text:p><text:s/>73,7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47182.82" calcext:value-type="float">
            <text:p><text:s/>947,18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228.136633663" calcext:value-type="float">
            <text:p><text:s/>256,228 <text:s/></text:p>
          </table:table-cell>
          <table:table-cell table:style-name="ce50" office:value-type="float" office:value="392527" calcext:value-type="float">
            <text:p><text:s/>392,527 <text:s/></text:p>
          </table:table-cell>
          <table:table-cell table:style-name="ce50" office:value-type="float" office:value="73788" calcext:value-type="float">
            <text:p><text:s/>73,7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47182.82" calcext:value-type="float">
            <text:p><text:s/>947,18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03943.850373186" calcext:value-type="float">
            <text:p><text:s/>203,944 <text:s/></text:p>
          </table:table-cell>
          <table:table-cell table:style-name="ce57" office:value-type="float" office:value="15456217.7996268" calcext:value-type="float">
            <text:p><text:s/>15,456,21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03943.850373186" calcext:value-type="float">
            <text:p><text:s/>203,944 <text:s/></text:p>
          </table:table-cell>
          <table:table-cell table:style-name="ce57" office:value-type="float" office:value="15456217.7996268" calcext:value-type="float">
            <text:p><text:s/>15,456,21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50918.863636364" calcext:value-type="float">
            <text:p><text:s/>950,919 <text:s/></text:p>
          </table:table-cell>
          <table:table-cell table:style-name="ce49" office:value-type="float" office:value="1394681" calcext:value-type="float">
            <text:p><text:s/>1,394,681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79464.090909091" calcext:value-type="float">
            <text:p><text:s/>179,464 <text:s/></text:p>
          </table:table-cell>
          <table:table-cell table:style-name="ce50" office:value-type="float" office:value="263214" calcext:value-type="float">
            <text:p><text:s/>263,2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71454.772727273" calcext:value-type="float">
            <text:p><text:s/>771,455 <text:s/></text:p>
          </table:table-cell>
          <table:table-cell table:style-name="ce51" office:value-type="float" office:value="1131467" calcext:value-type="float">
            <text:p><text:s/>1,131,46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1781.1363636364" calcext:value-type="float">
            <text:p><text:s/>41,781 <text:s/></text:p>
          </table:table-cell>
          <table:table-cell table:style-name="ce50" office:value-type="float" office:value="61279" calcext:value-type="float">
            <text:p><text:s/>61,2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1781.1363636364" calcext:value-type="float">
            <text:p><text:s/>41,781 <text:s/></text:p>
          </table:table-cell>
          <table:table-cell table:style-name="ce50" office:value-type="float" office:value="61279" calcext:value-type="float">
            <text:p><text:s/>61,2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29673.636363636" calcext:value-type="float">
            <text:p><text:s/>729,674 <text:s/></text:p>
          </table:table-cell>
          <table:table-cell table:style-name="ce52" office:value-type="float" office:value="1070188" calcext:value-type="float">
            <text:p><text:s/>1,070,188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29524.545454545" calcext:value-type="float">
            <text:p><text:s/>529,525 <text:s/></text:p>
          </table:table-cell>
          <table:table-cell table:style-name="ce52" office:value-type="float" office:value="776636" calcext:value-type="float">
            <text:p><text:s/>776,636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04187.954545455" calcext:value-type="float">
            <text:p><text:s/>104,188 <text:s/></text:p>
          </table:table-cell>
          <table:table-cell table:style-name="ce50" office:value-type="float" office:value="152809" calcext:value-type="float">
            <text:p><text:s/>152,8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87.9545454545455" calcext:value-type="float">
            <text:p><text:s/>88 <text:s/></text:p>
          </table:table-cell>
          <table:table-cell table:style-name="ce50" office:value-type="float" office:value="129" calcext:value-type="float">
            <text:p><text:s/>1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446.36363636364" calcext:value-type="float">
            <text:p><text:s/>5,446 <text:s/></text:p>
          </table:table-cell>
          <table:table-cell table:style-name="ce50" office:value-type="float" office:value="7988" calcext:value-type="float">
            <text:p><text:s/>7,9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01.363636363636" calcext:value-type="float">
            <text:p><text:s/>301 <text:s/></text:p>
          </table:table-cell>
          <table:table-cell table:style-name="ce50" office:value-type="float" office:value="442" calcext:value-type="float">
            <text:p><text:s/>4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7.0454545454545" calcext:value-type="float">
            <text:p><text:s/>17 <text:s/></text:p>
          </table:table-cell>
          <table:table-cell table:style-name="ce50" office:value-type="float" office:value="25" calcext:value-type="float">
            <text:p><text:s/>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237.72727272727" calcext:value-type="float">
            <text:p><text:s/>2,238 <text:s/></text:p>
          </table:table-cell>
          <table:table-cell table:style-name="ce50" office:value-type="float" office:value="3282" calcext:value-type="float">
            <text:p><text:s/>3,2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83.181818181818" calcext:value-type="float">
            <text:p><text:s/>383 <text:s/></text:p>
          </table:table-cell>
          <table:table-cell table:style-name="ce54" office:value-type="float" office:value="562" calcext:value-type="float">
            <text:p><text:s/>56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68605.9090909091" calcext:value-type="float">
            <text:p><text:s/>68,606 <text:s/></text:p>
          </table:table-cell>
          <table:table-cell table:style-name="ce50" office:value-type="float" office:value="100622" calcext:value-type="float">
            <text:p><text:s/>100,6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8605.9090909091" calcext:value-type="float">
            <text:p><text:s/>68,606 <text:s/></text:p>
          </table:table-cell>
          <table:table-cell table:style-name="ce50" office:value-type="float" office:value="100622" calcext:value-type="float">
            <text:p><text:s/>100,6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1300.4545454545" calcext:value-type="float">
            <text:p>( 41,300 <text:s/>)</text:p>
          </table:table-cell>
          <table:table-cell table:style-name="ce53" office:value-type="float" office:value="60574" calcext:value-type="float">
            <text:p>( 60,57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6430.6818181818" calcext:value-type="float">
            <text:p>( 26,431 <text:s/>)</text:p>
          </table:table-cell>
          <table:table-cell table:style-name="ce55" office:value-type="float" office:value="38765" calcext:value-type="float">
            <text:p>( 38,765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090.22727272727" calcext:value-type="float">
            <text:p><text:s/>1,090 <text:s/></text:p>
          </table:table-cell>
          <table:table-cell table:style-name="ce50" office:value-type="float" office:value="1599" calcext:value-type="float">
            <text:p><text:s/>1,5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43.409090909091" calcext:value-type="float">
            <text:p><text:s/>543 <text:s/></text:p>
          </table:table-cell>
          <table:table-cell table:style-name="ce54" office:value-type="float" office:value="797" calcext:value-type="float">
            <text:p><text:s/>79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5461.1363636364" calcext:value-type="float">
            <text:p><text:s/>25,461 <text:s/></text:p>
          </table:table-cell>
          <table:table-cell table:style-name="ce50" office:value-type="float" office:value="37343" calcext:value-type="float">
            <text:p><text:s/>37,3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3.6363636363636" calcext:value-type="float">
            <text:p><text:s/>14 <text:s/></text:p>
          </table:table-cell>
          <table:table-cell table:style-name="ce50" office:value-type="float" office:value="20" calcext:value-type="float">
            <text:p><text:s/>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1642.7272727273" calcext:value-type="float">
            <text:p><text:s/>71,643 <text:s/></text:p>
          </table:table-cell>
          <table:table-cell table:style-name="ce50" office:value-type="float" office:value="105076" calcext:value-type="float">
            <text:p><text:s/>105,0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2417.7272727273" calcext:value-type="float">
            <text:p><text:s/>62,418 <text:s/></text:p>
          </table:table-cell>
          <table:table-cell table:style-name="ce50" office:value-type="float" office:value="91546" calcext:value-type="float">
            <text:p><text:s/>91,5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6391.36363636364" calcext:value-type="float">
            <text:p><text:s/>6,391 <text:s/></text:p>
          </table:table-cell>
          <table:table-cell table:style-name="ce50" office:value-type="float" office:value="9374" calcext:value-type="float">
            <text:p><text:s/>9,3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833.63636363636" calcext:value-type="float">
            <text:p><text:s/>2,834 <text:s/></text:p>
          </table:table-cell>
          <table:table-cell table:style-name="ce51" office:value-type="float" office:value="4156" calcext:value-type="float">
            <text:p><text:s/>4,15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53693.863636364" calcext:value-type="float">
            <text:p><text:s/>353,694 <text:s/></text:p>
          </table:table-cell>
          <table:table-cell table:style-name="ce52" office:value-type="float" office:value="518751" calcext:value-type="float">
            <text:p><text:s/>518,751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00149.090909091" calcext:value-type="float">
            <text:p><text:s/>200,149 <text:s/></text:p>
          </table:table-cell>
          <table:table-cell table:style-name="ce50" office:value-type="float" office:value="293552" calcext:value-type="float">
            <text:p><text:s/>293,5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00149.090909091" calcext:value-type="float">
            <text:p><text:s/>200,149 <text:s/></text:p>
          </table:table-cell>
          <table:table-cell table:style-name="ce50" office:value-type="float" office:value="293552" calcext:value-type="float">
            <text:p><text:s/>293,5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673865.646" calcext:value-type="float">
            <text:p><text:s/>4,673,866 <text:s/></text:p>
          </table:table-cell>
          <table:table-cell table:style-name="ce49" office:value-type="float" office:value="3104.36" calcext:value-type="float">
            <text:p><text:s/>3,104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0651255" calcext:value-type="float">
            <text:p><text:s/>30,651,2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0651255" calcext:value-type="float">
            <text:p><text:s/>30,651,255 <text:s/></text:p>
          </table:table-cell>
          <table:table-cell table:style-name="ce51" office:value-type="float" office:value="4673865.646" calcext:value-type="float">
            <text:p><text:s/>4,673,866 <text:s/></text:p>
          </table:table-cell>
          <table:table-cell table:style-name="ce51" office:value-type="float" office:value="3104.36" calcext:value-type="float">
            <text:p><text:s/>3,10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867.980671" calcext:value-type="float">
            <text:p><text:s/>4,86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0651255" calcext:value-type="float">
            <text:p><text:s/>30,651,255 <text:s/></text:p>
          </table:table-cell>
          <table:table-cell table:style-name="ce50" office:value-type="float" office:value="6153419.646" calcext:value-type="float">
            <text:p><text:s/>6,153,420 <text:s/></text:p>
          </table:table-cell>
          <table:table-cell table:style-name="ce50" office:value-type="float" office:value="3104.36" calcext:value-type="float">
            <text:p><text:s/>3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0651255" calcext:value-type="float">
            <text:p><text:s/>30,651,255 <text:s/></text:p>
          </table:table-cell>
          <table:table-cell table:style-name="ce50" office:value-type="float" office:value="6153419.646" calcext:value-type="float">
            <text:p><text:s/>6,153,420 <text:s/></text:p>
          </table:table-cell>
          <table:table-cell table:style-name="ce50" office:value-type="float" office:value="3104.36" calcext:value-type="float">
            <text:p><text:s/>3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9554" calcext:value-type="float">
            <text:p><text:s/>1,479,5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261221.259" calcext:value-type="float">
            <text:p><text:s/>76,261,22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9554" calcext:value-type="float">
            <text:p><text:s/>1,479,5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261221.259" calcext:value-type="float">
            <text:p><text:s/>76,261,22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63624.052" calcext:value-type="float">
            <text:p><text:s/>7,263,62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292.784" calcext:value-type="float">
            <text:p><text:s/>94,29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03.906" calcext:value-type="float">
            <text:p><text:s/>4,10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99.602" calcext:value-type="float">
            <text:p><text:s/>12,80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2651.706" calcext:value-type="float">
            <text:p><text:s/>1,482,65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02701.054" calcext:value-type="float">
            <text:p><text:s/>3,702,70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7075" calcext:value-type="float">
            <text:p><text:s/>1,967,07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883099.191329" calcext:value-type="float">
            <text:p><text:s/>3,883,09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5109630.035" calcext:value-type="float">
            <text:p><text:s/>65,109,63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5109630.035" calcext:value-type="float">
            <text:p><text:s/>65,109,6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617790.299" calcext:value-type="float">
            <text:p><text:s/>38,617,7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469.941" calcext:value-type="float">
            <text:p><text:s/>101,4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64892.481" calcext:value-type="float">
            <text:p><text:s/>2,164,8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94580.458" calcext:value-type="float">
            <text:p><text:s/>6,694,5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574.531" calcext:value-type="float">
            <text:p><text:s/>141,5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4624.686" calcext:value-type="float">
            <text:p><text:s/>744,6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65863.804" calcext:value-type="float">
            <text:p><text:s/>2,365,8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7130.216" calcext:value-type="float">
            <text:p><text:s/>157,1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70492.474" calcext:value-type="float">
            <text:p><text:s/>6,170,4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45132.73" calcext:value-type="float">
            <text:p><text:s/>1,645,1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80985.55" calcext:value-type="float">
            <text:p>( 1,380,98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4147.18" calcext:value-type="float">
            <text:p>( 264,14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7158.541" calcext:value-type="float">
            <text:p><text:s/>2,517,1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08201.203" calcext:value-type="float">
            <text:p><text:s/>2,008,20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2827.706" calcext:value-type="float">
            <text:p><text:s/>1,222,8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4020.302" calcext:value-type="float">
            <text:p><text:s/>544,02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935636.058" calcext:value-type="float">
            <text:p><text:s/>1,935,6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27308.924" calcext:value-type="float">
            <text:p><text:s/>3,327,3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8295.996" calcext:value-type="float">
            <text:p><text:s/>1,978,2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9012.928" calcext:value-type="float">
            <text:p><text:s/>1,349,0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7186.98" calcext:value-type="float">
            <text:p><text:s/>4,627,1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66453.479" calcext:value-type="float">
            <text:p><text:s/>4,466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733.501" calcext:value-type="float">
            <text:p><text:s/>160,7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6815.436" calcext:value-type="float">
            <text:p>( 66,81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1805.786" calcext:value-type="float">
            <text:p><text:s/>2,241,80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97708.994" calcext:value-type="float">
            <text:p><text:s/>997,7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5029.135" calcext:value-type="float">
            <text:p><text:s/>2,815,0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9604.145" calcext:value-type="float">
            <text:p><text:s/>799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1339.01" calcext:value-type="float">
            <text:p><text:s/>701,3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1943.911" calcext:value-type="float">
            <text:p><text:s/>671,9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750.757" calcext:value-type="float">
            <text:p><text:s/>192,75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8389.843" calcext:value-type="float">
            <text:p><text:s/>228,3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8389.843" calcext:value-type="float">
            <text:p><text:s/>228,3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08340.141" calcext:value-type="float">
            <text:p><text:s/>1,808,3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175.472" calcext:value-type="float">
            <text:p><text:s/>203,17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605164.669" calcext:value-type="float">
            <text:p><text:s/>1,605,1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44535.639" calcext:value-type="float">
            <text:p><text:s/>10,644,5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0218.99646902" calcext:value-type="float">
            <text:p><text:s/>1,270,2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9628.329523622" calcext:value-type="float">
            <text:p><text:s/>529,6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1209.482" calcext:value-type="float">
            <text:p><text:s/>171,2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948.349" calcext:value-type="float">
            <text:p><text:s/>160,9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7881.498" calcext:value-type="float">
            <text:p><text:s/>337,8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933.950535551" calcext:value-type="float">
            <text:p><text:s/>286,9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120.85294057" calcext:value-type="float">
            <text:p><text:s/>116,1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9043.15453123" calcext:value-type="float">
            <text:p><text:s/>1,619,0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54834.079" calcext:value-type="float">
            <text:p><text:s/>1,754,83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397716.947" calcext:value-type="float">
            <text:p><text:s/>4,397,717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3810574.113" calcext:value-type="float">
            <text:p><text:s/>13,810,5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651255" calcext:value-type="float">
            <text:p><text:s/>30,651,255 <text:s/></text:p>
          </table:table-cell>
          <table:table-cell table:style-name="ce57" office:value-type="float" office:value="6153419.646" calcext:value-type="float">
            <text:p><text:s/>6,153,420 <text:s/></text:p>
          </table:table-cell>
          <table:table-cell table:style-name="ce57" office:value-type="float" office:value="3104.36" calcext:value-type="float">
            <text:p><text:s/>3,10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0651255" calcext:value-type="float">
            <text:p><text:s/>30,651,255 <text:s/></text:p>
          </table:table-cell>
          <table:table-cell table:style-name="ce57" office:value-type="float" office:value="6153419.646" calcext:value-type="float">
            <text:p><text:s/>6,153,420 <text:s/></text:p>
          </table:table-cell>
          <table:table-cell table:style-name="ce57" office:value-type="float" office:value="3104.36" calcext:value-type="float">
            <text:p><text:s/>3,10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808" calcext:value-type="float">
            <text:p><text:s/>9,80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808" calcext:value-type="float">
            <text:p><text:s/>9,80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9808" calcext:value-type="float">
            <text:p><text:s/>9,808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9808" calcext:value-type="float">
            <text:p><text:s/>9,808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94.24" calcext:value-type="float">
            <text:p><text:s/>29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94.24" calcext:value-type="float">
            <text:p><text:s/>29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513.76" calcext:value-type="float">
            <text:p><text:s/>9,51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